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6cf94" officeooo:paragraph-rsid="0016cf9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6cf94" officeooo:paragraph-rsid="0016cf94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6cf94" officeooo:paragraph-rsid="0016cf94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d03b2" officeooo:paragraph-rsid="001d03b2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cf94" officeooo:paragraph-rsid="0016cf94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03b2" officeooo:paragraph-rsid="001d03b2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0b82" officeooo:paragraph-rsid="001d0b82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cf94" officeooo:paragraph-rsid="0016cf9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6cf94" officeooo:paragraph-rsid="0017ca1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6cf94" officeooo:paragraph-rsid="0016cf9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7da4" officeooo:paragraph-rsid="00197da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7da4" officeooo:paragraph-rsid="0019ecc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ecc8" officeooo:paragraph-rsid="001b39e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39e7" officeooo:paragraph-rsid="001b39e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03b2" officeooo:paragraph-rsid="001d03b2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paragraph-rsid="0017ca1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7da4" officeooo:paragraph-rsid="00197da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d0b82" officeooo:paragraph-rsid="001d0b82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d0b82" officeooo:paragraph-rsid="001d0b82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style:text-underline-style="none" fo:font-weight="bold" officeooo:rsid="0016cf94" officeooo:paragraph-rsid="0016cf9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ca16" officeooo:paragraph-rsid="0017ca16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7ca16" officeooo:paragraph-rsid="0017ca16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0b82" officeooo:paragraph-rsid="001d03b2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d0b82" officeooo:paragraph-rsid="001d03b2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9ecc8" officeooo:paragraph-rsid="0019ecc8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9ecc8" officeooo:paragraph-rsid="0019ecc8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39e7" officeooo:paragraph-rsid="001b39e7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b39e7" officeooo:paragraph-rsid="001b39e7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03b2" officeooo:paragraph-rsid="001d03b2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d03b2" officeooo:paragraph-rsid="001d03b2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f8c8a" officeooo:paragraph-rsid="001f8c8a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ecc8" officeooo:paragraph-rsid="0019ecc8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39e7" officeooo:paragraph-rsid="001b39e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f8c8a" officeooo:paragraph-rsid="001f8c8a" style:font-size-asian="16pt" style:font-weight-asian="bold" style:font-size-complex="16pt" style:font-weight-complex="bold"/>
    </style:style>
    <style:style style:name="P3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style:text-underline-style="none" fo:font-weight="bold" officeooo:rsid="001f8c8a" officeooo:paragraph-rsid="001f8c8a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ca16" style:font-weight-asian="normal" style:font-weight-complex="normal"/>
    </style:style>
    <style:style style:name="T3" style:family="text">
      <style:text-properties fo:font-weight="normal" officeooo:rsid="0019c801" style:font-weight-asian="normal" style:font-weight-complex="normal"/>
    </style:style>
    <style:style style:name="T4" style:family="text">
      <style:text-properties fo:font-weight="normal" officeooo:rsid="0019ecc8" style:font-weight-asian="normal" style:font-weight-complex="normal"/>
    </style:style>
    <style:style style:name="T5" style:family="text">
      <style:text-properties fo:font-weight="normal" officeooo:rsid="001b39e7" style:font-weight-asian="normal" style:font-weight-complex="normal"/>
    </style:style>
    <style:style style:name="T6" style:family="text">
      <style:text-properties fo:font-weight="normal" officeooo:rsid="001d0b82" style:font-weight-asian="normal" style:font-weight-complex="normal"/>
    </style:style>
    <style:style style:name="T7" style:family="text">
      <style:text-properties officeooo:rsid="00197da4"/>
    </style:style>
    <style:style style:name="T8" style:family="text">
      <style:text-properties officeooo:rsid="001b39e7"/>
    </style:style>
    <style:style style:name="T9" style:family="text">
      <style:text-properties officeooo:rsid="001d03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ATIVE SPEECH</text:p>
      <text:p text:style-name="P1">SPEAKER REVIEW WORKSHEET</text:p>
      <text:p text:style-name="P1"/>
      <text:p text:style-name="P1"/>
      <text:p text:style-name="P1">INTRODUCTION</text:p>
      <text:p text:style-name="P2"/>
      <text:p text:style-name="P5">Q1:Does it begin with an attention getter?What type of attention getter is used?</text:p>
      <text:p text:style-name="P5"/>
      <text:p text:style-name="P5">(A):<text:span text:style-name="T2">Attention getter is attention which direct the audience towards you and motivate them to listen to you.The types which are you used in attention getter are</text:span></text:p>
      <text:p text:style-name="P21">1. Rhetorical Question</text:p>
      <text:p text:style-name="P21">2. Create a Hypothetical scenario</text:p>
      <text:p text:style-name="P21">3. Dramatic Entrance</text:p>
      <text:p text:style-name="P21">4. Employ Humor</text:p>
      <text:p text:style-name="P21">5. Being with a Narrative</text:p>
      <text:p text:style-name="P21"/>
      <text:p text:style-name="P22">_______________________</text:p>
      <text:p text:style-name="P21"/>
      <text:p text:style-name="P16">Q2:<text:span text:style-name="T7">Following the Attention getter is audience orientation.</text:span></text:p>
      <text:p text:style-name="P16"><text:s text:c="7"/><text:span text:style-name="T7">It should answer the question:What does it mean for my <text:s text:c="4"/>audience?What device or type of evidence is used to orient the audience?</text:span></text:p>
      <text:p text:style-name="P16"/>
      <text:p text:style-name="P17">(A):<text:span text:style-name="T6">It means that the asking the questions from the audience to grab their attention towards you by asking rhetorical,Creating hypothetical scenario etc.</text:span></text:p>
      <text:p text:style-name="P18">For Example:</text:p>
      <text:p text:style-name="P19">If school is surrounded by terrorist what will you do?</text:p>
      <text:p text:style-name="P9"/>
      <text:p text:style-name="P10">_____________________________________</text:p>
      <text:p text:style-name="P8"/>
      <text:p text:style-name="P11">Q3:Third should be a credibility statement from the speaker on why they are speaking on the topic?What is your background or experience with this topic Why have you selected it?</text:p>
      <text:p text:style-name="P11"/>
      <text:p text:style-name="P12"><text:soft-page-break/>(A):<text:span text:style-name="T3">Credibility means that you make audience believe in you have good source of information,for example I love swimming and I will use swimming as my today’s topic and gonna tell my audience that how it is useful for you and how swimming helps you in burning a lot </text:span><text:span text:style-name="T4">of </text:span><text:span text:style-name="T3">calories, </text:span><text:span text:style-name="T4">and I will gonna share with them my incidence and my experiences.</text:span></text:p>
      <text:p text:style-name="P25"/>
      <text:p text:style-name="P25"/>
      <text:p text:style-name="P26">___________________________________</text:p>
      <text:p text:style-name="P26"/>
      <text:p text:style-name="P26"/>
      <text:p text:style-name="P32">Q4:The last thing in the introduction is the thesis statement?Is it clear?Write the thesis.Is it only one sentence long?</text:p>
      <text:p text:style-name="P12"/>
      <text:p text:style-name="P13">(A):<text:span text:style-name="T1">Yes, the thesis should be 1 sentence long which tells the general of topic,that what is the topic i’m gonna or was talking about </text:span><text:span text:style-name="T5">and add 2 to 5 points which are sub headings for that general topic.</text:span></text:p>
      <text:p text:style-name="P14">For Example:</text:p>
      <text:p text:style-name="P13"><text:span text:style-name="T8">General Topic: </text:span><text:span text:style-name="T5">Swimming </text:span></text:p>
      <text:p text:style-name="P14">Points:</text:p>
      <text:p text:style-name="P13"><text:span text:style-name="T8">1.</text:span><text:span text:style-name="T5">History of swimming </text:span></text:p>
      <text:p text:style-name="P13"><text:span text:style-name="T8">2.</text:span><text:span text:style-name="T5">How swimming is a good exercise</text:span></text:p>
      <text:p text:style-name="P27"/>
      <text:p text:style-name="P27"/>
      <text:p text:style-name="P27"/>
      <text:p text:style-name="P28">___________________________________</text:p>
      <text:p text:style-name="P28"/>
      <text:p text:style-name="P14">Q5:What are the three main points to be covered?</text:p>
      <text:p text:style-name="P14">(A):<text:span text:style-name="T1">The three main points to be covered are:</text:span></text:p>
      <text:p text:style-name="P14"><text:span text:style-name="T1"><text:s text:c="6"/></text:span>(1):<text:span text:style-name="T1">Attention Getter</text:span></text:p>
      <text:p text:style-name="P14"><text:span text:style-name="T1"><text:s text:c="6"/></text:span>(2):<text:span text:style-name="T1">Credibility</text:span></text:p>
      <text:p text:style-name="P14"><text:span text:style-name="T1"><text:s text:c="6"/></text:span>(3):<text:span text:style-name="T1">Audience Relevance</text:span></text:p>
      <text:p text:style-name="P27"/>
      <text:p text:style-name="P27"/>
      <text:p text:style-name="P14">Q<text:span text:style-name="T9">6:Are they narrow enough?</text:span></text:p>
      <text:p text:style-name="P15">(A):<text:span text:style-name="T1">Yes,They are narrow enough to understand <text:s/>how to get attention and how to communicate with audience effectively. </text:span></text:p>
      <text:p text:style-name="P29"/>
      <text:p text:style-name="P29"/>
      <text:p text:style-name="P30">________________________</text:p>
      <text:p text:style-name="P4"><text:soft-page-break/>BODY:</text:p>
      <text:p text:style-name="P4"/>
      <text:p text:style-name="P6">Q1:What transitional phrase is used between the introduction and the body?</text:p>
      <text:p text:style-name="P6"/>
      <text:p text:style-name="P6">(A):<text:span text:style-name="T6">We use points and sub points in the just like main idea as point and its supporting details as sub points.</text:span></text:p>
      <text:p text:style-name="P23"/>
      <text:p text:style-name="P24">___________________________________________________</text:p>
      <text:p text:style-name="P23"/>
      <text:p text:style-name="P23"/>
      <text:p text:style-name="P7">Q2:Is the word ‘body’ clearly marked on the outline?</text:p>
      <text:p text:style-name="P7">(A):<text:span text:style-name="T1">Yes, it is clearly marked <text:s/>on the outline. </text:span></text:p>
      <text:p text:style-name="P27"/>
      <text:p text:style-name="P28">_________________________________________________</text:p>
      <text:p text:style-name="P27"/>
      <text:p text:style-name="P27"/>
      <text:p text:style-name="P27"/>
      <text:p text:style-name="P35">VIDEO LINK:</text:p>
      <text:p text:style-name="P34"/>
      <text:p text:style-name="P31">https://www.youtube.com/watch?v=A8CE47GTXt8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2:44:28.330000000</meta:creation-date>
    <dc:date>2020-04-23T14:16:20.255000000</dc:date>
    <meta:editing-duration>PT3M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45" meta:word-count="394" meta:character-count="2668" meta:non-whitespace-character-count="2284"/>
  </office:meta>
</office:document-meta>
</file>